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6e85f" officeooo:paragraph-rsid="0006e85f"/>
    </style:style>
    <style:style style:name="P2" style:family="paragraph" style:parent-style-name="Text_20_body">
      <style:text-properties style:font-name="Liberation Sans" fo:font-size="14.1000003814697pt" fo:font-weight="bold" officeooo:rsid="0006e85f" officeooo:paragraph-rsid="0006e85f" style:font-name-asian="Microsoft YaHei" style:font-size-asian="14.1000003814697pt" style:font-weight-asian="bold" style:font-name-complex="Mangal" style:font-size-complex="14.1000003814697pt" style:font-weight-complex="bold"/>
    </style:style>
    <style:style style:name="P3" style:family="paragraph" style:parent-style-name="Text_20_body">
      <style:text-properties fo:font-weight="bold" officeooo:rsid="000bfe1c" officeooo:paragraph-rsid="000bfe1c" style:font-weight-asian="bold" style:font-weight-complex="bold"/>
    </style:style>
    <style:style style:name="P4" style:family="paragraph" style:parent-style-name="Text_20_body">
      <style:text-properties officeooo:rsid="000a9b6a" officeooo:paragraph-rsid="000a9b6a" fo:background-color="#33ff99"/>
    </style:style>
    <style:style style:name="P5" style:family="paragraph" style:parent-style-name="Text_20_body">
      <style:text-properties officeooo:rsid="00101fd7" officeooo:paragraph-rsid="00101fd7" fo:background-color="#33ff99"/>
    </style:style>
    <style:style style:name="P6" style:family="paragraph" style:parent-style-name="Text_20_body">
      <style:text-properties officeooo:rsid="00101fd7" officeooo:paragraph-rsid="00101fd7" fo:background-color="transparent"/>
    </style:style>
    <style:style style:name="P7" style:family="paragraph" style:parent-style-name="Text_20_body">
      <style:text-properties officeooo:rsid="00106368" officeooo:paragraph-rsid="00106368" fo:background-color="transparent"/>
    </style:style>
    <style:style style:name="P8" style:family="paragraph" style:parent-style-name="Text_20_body">
      <style:text-properties officeooo:rsid="0010abf2" officeooo:paragraph-rsid="0010abf2" fo:background-color="transparent"/>
    </style:style>
    <style:style style:name="P9" style:family="paragraph" style:parent-style-name="Text_20_body">
      <style:text-properties officeooo:rsid="0011f373" officeooo:paragraph-rsid="0011f373" fo:background-color="transparent"/>
    </style:style>
    <style:style style:name="P10" style:family="paragraph" style:parent-style-name="Text_20_body">
      <style:text-properties officeooo:rsid="00101fd7" officeooo:paragraph-rsid="00101fd7" fo:background-color="#00cc00"/>
    </style:style>
    <style:style style:name="P11" style:family="paragraph" style:parent-style-name="Standard">
      <style:text-properties officeooo:rsid="0006e85f" officeooo:paragraph-rsid="0006e85f"/>
    </style:style>
    <style:style style:name="P12" style:family="paragraph" style:parent-style-name="Standard" style:list-style-name="L1">
      <style:text-properties officeooo:rsid="0006e85f" officeooo:paragraph-rsid="0006e85f"/>
    </style:style>
    <style:style style:name="P13" style:family="paragraph" style:parent-style-name="Standard" style:list-style-name="L1">
      <style:text-properties officeooo:rsid="0006e85f" officeooo:paragraph-rsid="0006e85f" fo:background-color="#33ff99"/>
    </style:style>
    <style:style style:name="P14" style:family="paragraph" style:parent-style-name="Heading_20_3">
      <style:text-properties officeooo:rsid="000d3933" officeooo:paragraph-rsid="000f19ad"/>
    </style:style>
    <style:style style:name="P15" style:family="paragraph" style:parent-style-name="Heading_20_1">
      <style:text-properties officeooo:rsid="0006e85f" officeooo:paragraph-rsid="0006e85f"/>
    </style:style>
    <style:style style:name="P16" style:family="paragraph" style:parent-style-name="Text_20_body" style:list-style-name="L2">
      <style:text-properties officeooo:rsid="0006e85f" officeooo:paragraph-rsid="0006e85f"/>
    </style:style>
    <style:style style:name="P17" style:family="paragraph" style:parent-style-name="Text_20_body" style:list-style-name="L5">
      <style:text-properties officeooo:rsid="0006e85f" officeooo:paragraph-rsid="0006e85f"/>
    </style:style>
    <style:style style:name="P18" style:family="paragraph" style:parent-style-name="Text_20_body" style:list-style-name="L6">
      <style:text-properties officeooo:rsid="0006e85f" officeooo:paragraph-rsid="0006e85f"/>
    </style:style>
    <style:style style:name="P19" style:family="paragraph" style:parent-style-name="Text_20_body" style:list-style-name="L7">
      <style:text-properties officeooo:rsid="0006e85f" officeooo:paragraph-rsid="0006e85f"/>
    </style:style>
    <style:style style:name="P20" style:family="paragraph" style:parent-style-name="Text_20_body" style:list-style-name="L2">
      <style:text-properties officeooo:rsid="000d3933" officeooo:paragraph-rsid="000d3933"/>
    </style:style>
    <style:style style:name="P21" style:family="paragraph" style:parent-style-name="Text_20_body" style:list-style-name="L3">
      <style:text-properties officeooo:rsid="000f19ad" officeooo:paragraph-rsid="000f19ad" fo:background-color="#33ff99"/>
    </style:style>
    <style:style style:name="P22" style:family="paragraph" style:parent-style-name="Text_20_body" style:list-style-name="L8">
      <style:text-properties officeooo:rsid="000a9b6a" officeooo:paragraph-rsid="000a9b6a" fo:background-color="#33ff99"/>
    </style:style>
    <style:style style:name="P23" style:family="paragraph" style:parent-style-name="Text_20_body" style:list-style-name="L4">
      <style:text-properties officeooo:rsid="000bfe1c" officeooo:paragraph-rsid="000bfe1c" fo:background-color="#66ff66"/>
    </style:style>
    <style:style style:name="P24" style:family="paragraph" style:parent-style-name="Text_20_body">
      <style:text-properties officeooo:rsid="0011f373" officeooo:paragraph-rsid="0011f373" fo:background-color="#00cc00"/>
    </style:style>
    <style:style style:name="T1" style:family="text">
      <style:text-properties officeooo:rsid="0006e85f"/>
    </style:style>
    <style:style style:name="T2" style:family="text">
      <style:text-properties style:font-name="Liberation Sans" fo:font-size="14.1000003814697pt" fo:font-weight="bold" style:font-name-asian="Microsoft YaHei" style:font-size-asian="14.1000003814697pt" style:font-weight-asian="bold" style:font-name-complex="Mangal" style:font-size-complex="14.1000003814697pt" style:font-weight-complex="bold"/>
    </style:style>
    <style:style style:name="T3" style:family="text">
      <style:text-properties officeooo:rsid="000d3933"/>
    </style:style>
    <style:style style:name="T4" style:family="text">
      <style:text-properties officeooo:rsid="000d3933" fo:background-color="#ff6600" loext:char-shading-value="0"/>
    </style:style>
    <style:style style:name="T5" style:family="text">
      <style:text-properties officeooo:rsid="0011f3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O_DO_LIST </text:p>
      <text:p text:style-name="Title">Systeme Capharna<text:span text:style-name="T1">ü</text:span>m</text:p>
      <text:p text:style-name="P11"/>
      <text:p text:style-name="P11"/>
      <text:p text:style-name="P11"/>
      <text:p text:style-name="P11"/>
      <text:p text:style-name="P11"/>
      <text:h text:style-name="Heading_20_1" text:outline-level="1">Feuille de personnage </text:h>
      <text:p text:style-name="P11"/>
      <text:h text:style-name="Heading_20_2" text:outline-level="2">Gestions des combats</text:h>
      <text:p text:style-name="Standard">Virer cette vilaine function !</text:p>
      <text:h text:style-name="Heading_20_3" text:outline-level="3">Init</text:h>
      <text:list xml:id="list7688865692576958666" text:style-name="L1">
        <text:list-item>
          <text:p text:style-name="P12">Résoudre le Bug sur les rencontres</text:p>
        </text:list-item>
        <text:list-item>
          <text:p text:style-name="P13">Implémenter le jet d’init avec init max et jet de dés associés</text:p>
        </text:list-item>
        <text:list-item>
          <text:p text:style-name="P12">Gérer le tableau de rencontre</text:p>
        </text:list-item>
      </text:list>
      <text:p text:style-name="P11"/>
      <text:h text:style-name="Heading_20_3" text:outline-level="3">Gestion des armes</text:h>
      <text:list xml:id="list1137579972244888362" text:style-name="L2">
        <text:list-item>
          <text:p text:style-name="P16">Comment lancer une attaque ? </text:p>
        </text:list-item>
        <text:list-item>
          <text:p text:style-name="P16">Cliquer sur le bouton d’arme pour attaquer → toucher + dégat</text:p>
        </text:list-item>
        <text:list-item>
          <text:p text:style-name="P20">Afficher clairement dans l’inventaire les armes</text:p>
        </text:list-item>
      </text:list>
      <text:h text:style-name="P14" text:outline-level="3">Gestion des items</text:h>
      <text:list xml:id="list7117189954658219667" text:style-name="L3">
        <text:list-item>
          <text:p text:style-name="P21">Modification buggué pour les valeurs des items</text:p>
        </text:list-item>
      </text:list>
      <text:p text:style-name="P3">BUG</text:p>
      <text:list xml:id="list6511020914721631773" text:style-name="L4">
        <text:list-item>
          <text:p text:style-name="P23">impossible de fermer les fenetres <text:span text:style-name="T3">RESOLU</text:span></text:p>
        </text:list-item>
      </text:list>
      <text:p text:style-name="P2">CSS</text:p>
      <text:list xml:id="list3087715171941030490" text:style-name="L5">
        <text:list-item>
          <text:p text:style-name="P17">Affichage propre des feuilles de personnage</text:p>
        </text:list-item>
      </text:list>
      <text:p text:style-name="P1">Lancer de dés</text:p>
      <text:list xml:id="list8436272959857419281" text:style-name="L6">
        <text:list-item>
          <text:p text:style-name="P18">Refaire une fonction « propre de lancer de dés intégrant le « dice so nice » <text:span text:style-name="T4">EN COURS</text:span></text:p>
        </text:list-item>
      </text:list>
      <text:h text:style-name="P15" text:outline-level="1">Message chat</text:h>
      <text:p text:style-name="P1"/>
      <text:p text:style-name="P1"><text:soft-page-break/><text:span text:style-name="T2">CSS</text:span> </text:p>
      <text:list xml:id="list304718786490108725" text:style-name="L7">
        <text:list-item>
          <text:p text:style-name="P19">Affichage « propre » des jets de compétences ou caractéristiques</text:p>
        </text:list-item>
      </text:list>
      <text:p text:style-name="P1"/>
      <text:p text:style-name="P1"/>
      <text:h text:style-name="Heading_20_1" text:outline-level="1">Visual Code et GITHUB </text:h>
      <text:list xml:id="list5711725235621782432" text:style-name="L8">
        <text:list-item>
          <text:p text:style-name="P22">Comment faire des commit propres ? Ca buggue</text:p>
        </text:list-item>
      </text:list>
      <text:p text:style-name="P4"/>
      <text:p text:style-name="P5">TEST ADRIAN</text:p>
      <text:p text:style-name="P5"/>
      <text:p text:style-name="P10">Bug cadenas : ca freze et on le rattrape pas</text:p>
      <text:p text:style-name="P6">OURIM TOURIM : manque de clarté</text:p>
      <text:p text:style-name="P7">Dés entrainement Initiative : on le ne voit pas le résultat côté MJ. This.actor.render ()</text:p>
      <text:p text:style-name="P8">Deux dés dragons : <text:span text:style-name="T5">ne marche plus</text:span></text:p>
      <text:p text:style-name="P9">FAIRE l’onglet magie</text:p>
      <text:p text:style-name="P24">Biographie : editeur ne marche pas</text:p>
      <text:p text:style-name="P9">equiped desequiped : ouvre toutes les fenetres ditem !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15:02:00.060000000</meta:creation-date>
    <dc:date>2020-06-24T23:01:17.059000000</dc:date>
    <meta:editing-duration>P1DT20H5M47S</meta:editing-duration>
    <meta:editing-cycles>8</meta:editing-cycles>
    <meta:generator>LibreOffice/5.1.5.2$Windows_x86 LibreOffice_project/7a864d8825610a8c07cfc3bc01dd4fce6a9447e5</meta:generator>
    <meta:document-statistic meta:table-count="0" meta:image-count="0" meta:object-count="0" meta:page-count="2" meta:paragraph-count="34" meta:word-count="203" meta:character-count="1107" meta:non-whitespace-character-count="945"/>
  </office:meta>
</office:document-meta>
</file>